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andas" svg:font-family="Chandas" style:font-pitch="variable"/>
    <style:font-face style:name="DejaVu Sans" svg:font-family="'DejaVu Sans'" style:font-family-generic="system" style:font-pitch="variable"/>
    <style:font-face style:name="Laksaman" svg:font-family="Laksaman"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svg:font-family="Ubuntu" style:font-pitch="variable"/>
  </office:font-face-decls>
  <office:automatic-styles>
    <style:style style:name="dp1" style:family="drawing-page"/>
    <style:style style:name="gr1" style:family="graphic" style:parent-style-name="standard">
      <style:graphic-properties draw:stroke="none" svg:stroke-color="#ffffff" draw:fill="gradient" draw:fill-color="#800080" draw:fill-gradient-name="Gradient_20_15" draw:textarea-horizontal-align="justify" draw:textarea-vertical-align="middle" draw:auto-grow-height="false" fo:min-height="1.19cm" fo:min-width="2.04cm"/>
    </style:style>
    <style:style style:name="gr2" style:family="graphic" style:parent-style-name="standard">
      <style:graphic-properties draw:stroke="none" svg:stroke-color="#ffffff" draw:fill="gradient" draw:fill-color="#bf0041" draw:fill-gradient-name="Gradient_20_15" draw:textarea-horizontal-align="justify" draw:textarea-vertical-align="middle" draw:auto-grow-height="false" fo:min-height="1.187cm" fo:min-width="2.04cm"/>
    </style:style>
    <style:style style:name="gr3" style:family="graphic" style:parent-style-name="standard">
      <style:graphic-properties draw:stroke="none" svg:stroke-color="#ffffff" draw:fill="gradient" draw:fill-color="#ff4000" draw:fill-gradient-name="Gradient_20_8" draw:textarea-horizontal-align="justify" draw:textarea-vertical-align="middle" draw:auto-grow-height="false" fo:min-height="1.19cm" fo:min-width="2.04cm"/>
    </style:style>
    <style:style style:name="gr4" style:family="graphic" style:parent-style-name="standard">
      <style:graphic-properties draw:stroke="none" svg:stroke-color="#ffffff" draw:fill="gradient" draw:fill-color="#2a6099" draw:fill-gradient-name="Gradient_20_23" draw:textarea-horizontal-align="justify" draw:textarea-vertical-align="middle" draw:auto-grow-height="false" fo:min-height="1.19cm" fo:min-width="2.04cm"/>
    </style:style>
    <style:style style:name="gr5" style:family="graphic" style:parent-style-name="standard">
      <style:graphic-properties draw:stroke="none" svg:stroke-color="#ffffff" draw:fill="gradient" draw:fill-color="#ffbf00" draw:fill-gradient-name="Gradient_20_8" draw:textarea-horizontal-align="justify" draw:textarea-vertical-align="middle" draw:auto-grow-height="false" fo:min-height="1.187cm" fo:min-width="2.04cm"/>
    </style:style>
    <style:style style:name="gr6" style:family="graphic" style:parent-style-name="standard">
      <style:graphic-properties draw:stroke="none" svg:stroke-color="#ffffff" draw:fill="gradient" draw:fill-color="#00a933" draw:fill-gradient-name="Gradient_20_23" draw:textarea-horizontal-align="justify" draw:textarea-vertical-align="middle" draw:auto-grow-height="false" fo:min-height="1.187cm" fo:min-width="2.04cm"/>
    </style:style>
    <style:style style:name="gr7" style:family="graphic" style:parent-style-name="standard">
      <style:graphic-properties draw:stroke="none" svg:stroke-color="#ffffff" draw:fill-color="#81d41a" draw:textarea-horizontal-align="justify" draw:textarea-vertical-align="middle" draw:auto-grow-height="false" fo:min-height="1.02cm" fo:min-width="1.406cm"/>
    </style:style>
    <style:style style:name="gr8" style:family="graphic" style:parent-style-name="standard">
      <style:graphic-properties draw:stroke="none" svg:stroke-color="#ffffff" draw:fill="gradient" draw:fill-color="#81d41a" draw:fill-gradient-name="Gradient_20_15" draw:textarea-horizontal-align="justify" draw:textarea-vertical-align="middle" draw:auto-grow-height="false" fo:min-height="1.02cm" fo:min-width="1.66cm"/>
    </style:style>
    <style:style style:name="gr9" style:family="graphic" style:parent-style-name="standard">
      <style:graphic-properties draw:stroke="none" svg:stroke-color="#ffffff" draw:fill="gradient" draw:fill-color="#2a6099" draw:fill-gradient-name="Gradient_20_8" draw:textarea-horizontal-align="justify" draw:textarea-vertical-align="middle" draw:auto-grow-height="false" fo:min-height="0.957cm" fo:min-width="1.63cm"/>
    </style:style>
    <style:style style:name="gr10" style:family="graphic" style:parent-style-name="standard">
      <style:graphic-properties draw:stroke="none" svg:stroke-color="#ffffff" draw:fill="gradient" draw:fill-color="#ff8000" draw:fill-gradient-name="Gradient_20_22" draw:textarea-horizontal-align="justify" draw:textarea-vertical-align="middle" draw:auto-grow-height="false" fo:min-height="0.957cm" fo:min-width="1.63cm"/>
    </style:style>
    <style:style style:name="gr11" style:family="graphic" style:parent-style-name="standard">
      <style:graphic-properties draw:stroke="none" draw:fill="none" draw:textarea-horizontal-align="justify" draw:textarea-vertical-align="middle" draw:auto-grow-height="false" fo:min-height="4.83cm" fo:min-width="13.47cm"/>
    </style:style>
    <style:style style:name="gr12" style:family="graphic" style:parent-style-name="standard">
      <style:graphic-properties draw:stroke="none" draw:fill="solid" draw:fill-color="#800080" draw:textarea-horizontal-align="justify" draw:textarea-vertical-align="middle" draw:auto-grow-height="false" fo:min-height="4.83cm" fo:min-width="13.47cm" draw:shadow="hidden"/>
      <style:paragraph-properties style:writing-mode="lr-tb"/>
    </style:style>
    <style:style style:name="P1" style:family="paragraph">
      <loext:graphic-properties draw:fill="gradient" draw:fill-color="#800080" draw:fill-gradient-name="Gradient_20_15"/>
      <style:paragraph-properties fo:text-align="center"/>
    </style:style>
    <style:style style:name="P2" style:family="paragraph">
      <loext:graphic-properties draw:fill="gradient" draw:fill-color="#bf0041" draw:fill-gradient-name="Gradient_20_15"/>
      <style:paragraph-properties fo:text-align="center"/>
    </style:style>
    <style:style style:name="P3" style:family="paragraph">
      <loext:graphic-properties draw:fill="gradient" draw:fill-color="#ff4000" draw:fill-gradient-name="Gradient_20_8"/>
      <style:paragraph-properties fo:text-align="center"/>
    </style:style>
    <style:style style:name="P4" style:family="paragraph">
      <loext:graphic-properties draw:fill="gradient" draw:fill-color="#2a6099" draw:fill-gradient-name="Gradient_20_23"/>
      <style:paragraph-properties fo:text-align="center"/>
    </style:style>
    <style:style style:name="P5" style:family="paragraph">
      <loext:graphic-properties draw:fill="gradient" draw:fill-color="#ffbf00" draw:fill-gradient-name="Gradient_20_8"/>
      <style:paragraph-properties fo:text-align="center"/>
    </style:style>
    <style:style style:name="P6" style:family="paragraph">
      <loext:graphic-properties draw:fill="gradient" draw:fill-color="#00a933" draw:fill-gradient-name="Gradient_20_23"/>
      <style:paragraph-properties fo:text-align="center"/>
    </style:style>
    <style:style style:name="P7" style:family="paragraph">
      <loext:graphic-properties draw:fill-color="#81d41a"/>
      <style:paragraph-properties fo:text-align="center"/>
    </style:style>
    <style:style style:name="P8" style:family="paragraph">
      <loext:graphic-properties draw:fill="gradient" draw:fill-color="#81d41a" draw:fill-gradient-name="Gradient_20_15"/>
      <style:paragraph-properties fo:text-align="center"/>
    </style:style>
    <style:style style:name="P9" style:family="paragraph">
      <loext:graphic-properties draw:fill="gradient" draw:fill-color="#2a6099" draw:fill-gradient-name="Gradient_20_8"/>
      <style:paragraph-properties fo:text-align="center"/>
    </style:style>
    <style:style style:name="P10" style:family="paragraph">
      <loext:graphic-properties draw:fill="gradient" draw:fill-color="#ff8000" draw:fill-gradient-name="Gradient_20_22"/>
      <style:paragraph-properties fo:text-align="center"/>
    </style:style>
    <style:style style:name="P11" style:family="paragraph">
      <loext:graphic-properties draw:fill="none"/>
      <style:paragraph-properties fo:margin-left="0cm" fo:margin-right="0cm" fo:margin-top="0cm" fo:margin-bottom="0cm" fo:text-align="start" fo:text-indent="0cm"/>
      <style:text-properties fo:color="#800080" loext:opacity="100%" style:font-name="Ubuntu" fo:font-size="120pt"/>
    </style:style>
    <style:style style:name="P12" style:family="paragraph">
      <loext:graphic-properties draw:fill="solid" draw:fill-color="#800080"/>
      <style:paragraph-properties fo:margin-left="0cm" fo:margin-right="0cm" fo:margin-top="0cm" fo:margin-bottom="0cm" fo:text-align="start" fo:text-indent="0cm"/>
      <style:text-properties fo:color="#800080" loext:opacity="100%" style:font-name="Ubuntu" fo:font-size="120pt"/>
    </style:style>
  </office:automatic-styles>
  <office:body>
    <office:drawing>
      <draw:page draw:name="page1" draw:style-name="dp1" draw:master-page-name="Standard">
        <draw:custom-shape draw:style-name="gr1" draw:text-style-name="P1" draw:layer="layout" svg:width="5.08cm" svg:height="4.318cm" draw:transform="rotate (-1.5707963267949) translate (10.668cm 1.27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2" draw:layer="layout" svg:width="5.08cm" svg:height="4.31cm" draw:transform="rotate (1.5707963267949) translate (2.04cm 6.35cm)">
          <text:p/>
          <draw:enhanced-geometry svg:viewBox="0 0 21600 21600" draw:glue-points="?f0 0 ?f1 10800 0 21600 10800 21600 21600 21600 ?f7 10800" draw:text-areas="?f1 10800 ?f2 18000 ?f3 7200 ?f4 21600" draw:mirror-vertical="false" draw:mirror-horizont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3" draw:layer="layout" svg:width="5.08cm" svg:height="4.318cm" draw:transform="rotate (-1.5707963267949) translate (6.35cm 3.81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4" draw:layer="layout" svg:width="5.08cm" svg:height="4.318cm" draw:transform="rotate (1.5707963267949) translate (6.35cm 8.89cm)">
          <text:p/>
          <draw:enhanced-geometry svg:viewBox="0 0 21600 21600" draw:glue-points="?f0 0 ?f1 10800 0 21600 10800 21600 21600 21600 ?f7 10800" draw:text-areas="?f1 10800 ?f2 18000 ?f3 7200 ?f4 21600" draw:mirror-vertical="false" draw:mirror-horizont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5" draw:layer="layout" svg:width="5.08cm" svg:height="4.31cm" draw:transform="rotate (1.5707963267949) translate (2.04cm 11.43cm)">
          <text:p/>
          <draw:enhanced-geometry svg:viewBox="0 0 21600 21600" draw:glue-points="?f0 0 ?f1 10800 0 21600 10800 21600 21600 21600 ?f7 10800" draw:text-areas="?f1 10800 ?f2 18000 ?f3 7200 ?f4 21600" draw:mirror-vertical="false" draw:mirror-horizont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6" draw:layer="layout" svg:width="5.08cm" svg:height="4.31cm" draw:transform="rotate (-1.5707963267949) translate (10.66cm 6.35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7" draw:layer="layout" svg:width="3.81cm" svg:height="2.54cm" svg:x="4.445cm" svg:y="3.81cm">
          <text:p/>
          <draw:enhanced-geometry svg:viewBox="0 0 21600 21600" draw:glue-points="10800 0 0 10800 10800 21600 21600 10800" draw:text-areas="5400 5400 16200 16200" draw:mirror-horizontal="false" draw:mirror-vertical="false" draw:type="diamond" draw:enhanced-path="M 10800 0 L 21600 10800 10800 21600 0 10800 10800 0 Z N"/>
        </draw:custom-shape>
        <draw:custom-shape draw:style-name="gr8" draw:text-style-name="P8" draw:layer="layout" svg:width="4.318cm" svg:height="2.54cm" svg:x="4.191cm" svg:y="3.811cm">
          <text:p/>
          <draw:enhanced-geometry svg:viewBox="0 0 21600 21600" draw:glue-points="10800 0 0 10800 10800 21600 21600 10800" draw:text-areas="5400 5400 16200 16200" draw:mirror-horizontal="false" draw:mirror-vertical="false" draw:type="diamond" draw:enhanced-path="M 10800 0 L 21600 10800 10800 21600 0 10800 10800 0 Z N"/>
        </draw:custom-shape>
        <draw:custom-shape draw:style-name="gr9" draw:text-style-name="P9" draw:layer="layout" svg:width="3.81cm" svg:height="2.159cm" draw:transform="rotate (1.5707963267949) translate (4.191cm 8.889cm)">
          <text:p/>
          <draw:enhanced-geometry svg:viewBox="0 0 21600 21600" draw:glue-points="?f6 0 10800 ?f8 ?f11 10800 ?f9 21600 10800 ?f10 ?f5 10800" draw:text-areas="?f3 ?f3 ?f4 ?f4" draw:mirror-horizontal="false" draw:mirror-vertical="false" draw:type="parallelogram" draw:modifiers="7226.3143098116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 draw:text-style-name="P10" draw:layer="layout" svg:width="3.81cm" svg:height="2.159cm" draw:transform="rotate (1.5707963267949) translate (6.349cm 8.89cm)">
          <text:p/>
          <draw:enhanced-geometry svg:viewBox="0 0 21600 21600" draw:glue-points="?f6 0 10800 ?f8 ?f11 10800 ?f9 21600 10800 ?f10 ?f5 10800" draw:text-areas="?f3 ?f3 ?f4 ?f4" draw:mirror-horizontal="true" draw:mirror-vertical="false" draw:type="parallelogram" draw:modifiers="7226.3143098116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path draw:style-name="gr11" draw:text-style-name="P11" draw:layer="layout" svg:width="13.969cm" svg:height="5.079cm" svg:x="11.43cm" svg:y="3.81cm" svg:viewBox="0 0 13970 5080" svg:d="M0 5080c0-1693 0-3387 0-5080 4657 0 9313 0 13970 0 0 1693 0 3387 0 5080-4657 0-9313 0-13970 0z">
            <text:p/>
          </draw:path>
          <draw:path draw:style-name="gr12" draw:text-style-name="P12" draw:layer="layout" svg:width="2.221cm" svg:height="2.962cm" svg:x="12.044cm" svg:y="4.959cm" svg:viewBox="0 0 2222 2963" svg:d="M1435 1735c45 57 102 131 171 223 70 91 141 193 214 304 74 112 146 228 218 349 72 122 134 239 184 352h-448c-57-107-118-216-185-326-66-110-133-215-201-315-67-101-134-194-201-282-66-87-126-164-180-228-36 2-74 4-112 4s-77 0-116 0h-368v1147h-411v-2891c116-28 245-47 387-57 143-10 273-15 392-15 412 0 726 78 942 233s324 386 324 694c0 195-52 361-155 499-103 139-255 242-455 309zM813 360c-175 0-309 4-402 12v1105h292c141 0 268-7 381-21s208-41 285-80c78-40 138-96 180-168 43-72 64-167 64-285 0-110-21-202-64-275-42-74-99-132-171-174s-157-72-254-89-201-25-311-25z">
            <text:p/>
          </draw:path>
          <draw:path draw:style-name="gr12" draw:text-style-name="P12" draw:layer="layout" svg:width="1.713cm" svg:height="2.302cm" svg:x="14.525cm" svg:y="5.666cm" svg:viewBox="0 0 1714 2303" svg:d="M902 1972c93 0 175-2 247-6s132-12 180-23v-656c-28-14-74-26-137-36-64-10-141-15-231-15-59 0-122 4-188 13-67 8-127 26-182 53-56 26-101 63-138 110-37 46-55 108-55 184 0 141 45 239 135 294 91 55 213 82 369 82zM868 0c158 0 291 20 400 61 108 41 196 99 262 174 67 75 114 164 142 267s42 216 42 340v1376c-33 6-81 13-141 23-61 10-130 19-206 28-76 8-158 16-247 23s-177 10-265 11c-124-1-238-13-343-39-104-25-195-65-271-120s-135-128-177-218c-43-90-64-199-64-326 0-121 25-226 74-313 49-88 116-158 201-212 85-53 184-93 296-118 113-26 232-38 356-38 40 0 80 2 123 6 42 4 82 10 120 17 39 7 72 13 100 19s48 10 59 13v-110c0-65-7-130-21-193-14-64-40-120-76-169-37-50-87-89-150-119-64-30-146-44-248-44-130 0-243 9-341 27-97 18-170 38-218 57l-46-326c50-22 135-44 254-65 118-21 246-32 385-32z">
            <text:p/>
          </draw:path>
          <draw:path draw:style-name="gr12" draw:text-style-name="P12" draw:layer="layout" svg:width="1.553cm" svg:height="2.306cm" svg:x="16.722cm" svg:y="5.666cm" svg:viewBox="0 0 1554 2307" svg:d="M682 1973c160 0 280-22 357-64 78-42 117-110 117-203 0-96-38-172-115-229-76-56-201-120-376-190-85-34-166-69-244-104-77-35-144-77-201-125-56-48-101-106-135-173-34-68-51-151-51-250 0-195 72-349 216-464 144-114 340-171 588-171 62 0 124 4 186 11s120 15 174 25 101 20 142 32c41 11 72 21 95 29l-72 339c-42-23-109-46-199-70s-199-36-326-36c-110 0-206 22-288 66-82 43-122 112-122 205 0 48 9 90 27 127s47 70 85 100c38 29 85 57 142 82 56 25 124 52 203 81 104 39 197 78 279 116s152 82 210 133c57 51 102 112 133 184s47 161 47 265c0 203-76 357-227 461-151 105-366 157-645 157-195 0-348-16-458-49-110-32-184-57-224-74l72-338c45 17 117 42 216 76s230 51 394 51z">
            <text:p/>
          </draw:path>
          <draw:path draw:style-name="gr12" draw:text-style-name="P12" draw:layer="layout" svg:width="1.311cm" svg:height="2.928cm" svg:x="18.754cm" svg:y="5.04cm" svg:viewBox="0 0 1312 2929" svg:d="M394 681h834v331h-834v1015c0 110 8 201 25 273s42 128 76 169 76 70 127 87 110 26 178 26c119 0 214-14 286-41 72-26 122-45 150-57l76 326c-39 20-108 45-207 74-99 30-212 45-339 45-149 0-273-19-370-58-98-38-176-95-235-171s-101-170-125-281c-24-112-36-241-36-388v-1963l394-68z">
            <text:p/>
          </draw:path>
          <draw:path draw:style-name="gr12" draw:text-style-name="P12" draw:layer="layout" svg:width="1.921cm" svg:height="2.306cm" svg:x="20.316cm" svg:y="5.666cm" svg:viewBox="0 0 1922 2307" svg:d="M0 1160c0-195 28-365 85-510 56-146 131-266 224-362s200-168 322-216c121-48 245-72 372-72 297 0 524 92 682 277s237 467 237 845c0 17 0 39 0 65 0 27-2 52-4 74h-1507c17 229 83 403 199 521 115 119 296 178 541 178 139 0 255-12 350-36 94-24 165-47 213-70l55 330c-48 26-132 52-251 81-120 28-257 42-409 42-192 0-358-29-497-87-140-58-255-137-345-239-91-102-158-222-201-362-44-140-66-293-66-459zM1511 944c3-178-41-324-133-438s-218-172-379-172c-90 0-170 18-239 53-69 36-128 81-176 138-48 56-85 121-112 195-27 73-44 148-53 224z">
            <text:p/>
          </draw:path>
          <draw:path draw:style-name="gr12" draw:text-style-name="P12" draw:layer="layout" svg:width="1.252cm" svg:height="2.246cm" svg:x="22.806cm" svg:y="5.674cm" svg:viewBox="0 0 1253 2247" svg:d="M813 0c34 0 72 2 116 6 44 5 87 10 129 17 43 7 81 14 117 21 35 7 61 14 78 19l-68 343c-31-11-82-24-154-40-72-15-165-23-278-23-73 0-146 8-218 23-71 16-119 26-141 32v1849h-394v-2107c93-34 209-66 347-96 138-29 294-44 466-44z">
            <text:p/>
          </draw:path>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andas" svg:font-family="Chandas" style:font-pitch="variable"/>
    <style:font-face style:name="DejaVu Sans" svg:font-family="'DejaVu Sans'" style:font-family-generic="system" style:font-pitch="variable"/>
    <style:font-face style:name="Laksaman" svg:font-family="Laksaman"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svg:font-family="Ubuntu" style:font-pitch="variable"/>
  </office:font-face-decls>
  <office:styles>
    <draw:gradient draw:name="Formes" draw:style="rectangular" draw:cx="50%" draw:cy="50%" draw:start-color="#cccccc" draw:end-color="#ffffff" draw:start-intensity="100%" draw:end-intensity="100%" draw:angle="0deg" draw:border="0%"/>
    <draw:gradient draw:name="Gradient_20_15" draw:display-name="Gradient 15" draw:style="linear" draw:start-color="#ffff00" draw:end-color="#00a933" draw:start-intensity="100%" draw:end-intensity="100%" draw:angle="30deg" draw:border="0%"/>
    <draw:gradient draw:name="Gradient_20_22" draw:display-name="Gradient 22" draw:style="linear" draw:start-color="#2a6099" draw:end-color="#800080" draw:start-intensity="100%" draw:end-intensity="100%" draw:angle="30deg" draw:border="0%"/>
    <draw:gradient draw:name="Gradient_20_23" draw:display-name="Gradient 23" draw:style="linear" draw:start-color="#2a6099" draw:end-color="#55308d" draw:start-intensity="100%" draw:end-intensity="100%" draw:angle="30deg" draw:border="0%"/>
    <draw:gradient draw:name="Gradient_20_8" draw:display-name="Gradient 8" draw:style="linear" draw:start-color="#ffff00" draw:end-color="#ff0000" draw:start-intensity="100%" draw:end-intensity="100%" draw:angle="3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5.4cm" fo:page-height="12.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5-02T14:18:21.101693454</meta:creation-date>
    <dc:date>2022-05-05T10:12:36.588240096</dc:date>
    <meta:editing-duration>PT20H4M21S</meta:editing-duration>
    <meta:editing-cycles>14</meta:editing-cycles>
    <meta:generator>LibreOffice/7.2.5.2$Linux_X86_64 LibreOffice_project/20$Build-2</meta:generator>
    <meta:document-statistic meta:object-count="18"/>
  </office:meta>
</office:document-meta>
</file>